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color="#99ccff" draw:fill="solid" draw:fill-color="#00ffff" draw:textarea-vertical-align="middl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line draw:style-name="gr1" draw:text-style-name="P1" draw:layer="layout" svg:x1="4.2cm" svg:y1="2.28cm" svg:x2="4.2cm" svg:y2="7.487cm">
          <text:p/>
        </draw:line>
        <draw:line draw:style-name="gr1" draw:text-style-name="P1" draw:layer="layout" svg:x1="3.56cm" svg:y1="2.28cm" svg:x2="3.56cm" svg:y2="7.487cm">
          <text:p/>
        </draw:line>
        <draw:line draw:style-name="gr1" draw:text-style-name="P1" draw:layer="layout" svg:x1="2.921cm" svg:y1="2.27cm" svg:x2="2.921cm" svg:y2="7.477cm">
          <text:p/>
        </draw:line>
        <draw:line draw:style-name="gr1" draw:text-style-name="P1" draw:layer="layout" svg:x1="5.48cm" svg:y1="2.28cm" svg:x2="5.48cm" svg:y2="7.487cm">
          <text:p/>
        </draw:line>
        <draw:line draw:style-name="gr1" draw:text-style-name="P1" draw:layer="layout" svg:x1="6.12cm" svg:y1="2.28cm" svg:x2="6.12cm" svg:y2="7.487cm">
          <text:p/>
        </draw:line>
        <draw:line draw:style-name="gr1" draw:text-style-name="P1" draw:layer="layout" svg:x1="6.76cm" svg:y1="2.28cm" svg:x2="6.76cm" svg:y2="7.487cm">
          <text:p/>
        </draw:line>
        <draw:line draw:style-name="gr1" draw:text-style-name="P1" draw:layer="layout" svg:x1="2.28cm" svg:y1="6.76cm" svg:x2="7.487cm" svg:y2="6.76cm">
          <text:p/>
        </draw:line>
        <draw:line draw:style-name="gr1" draw:text-style-name="P1" draw:layer="layout" svg:x1="2.257cm" svg:y1="6.12cm" svg:x2="7.464cm" svg:y2="6.12cm">
          <text:p/>
        </draw:line>
        <draw:line draw:style-name="gr1" draw:text-style-name="P1" draw:layer="layout" svg:x1="2.257cm" svg:y1="5.48cm" svg:x2="7.464cm" svg:y2="5.48cm">
          <text:p/>
        </draw:line>
        <draw:line draw:style-name="gr1" draw:text-style-name="P1" draw:layer="layout" svg:x1="2.27cm" svg:y1="4.201cm" svg:x2="7.477cm" svg:y2="4.201cm">
          <text:p/>
        </draw:line>
        <draw:line draw:style-name="gr1" draw:text-style-name="P1" draw:layer="layout" svg:x1="2.27cm" svg:y1="3.572cm" svg:x2="7.477cm" svg:y2="3.572cm">
          <text:p/>
        </draw:line>
        <draw:line draw:style-name="gr1" draw:text-style-name="P1" draw:layer="layout" svg:x1="2.27cm" svg:y1="2.921cm" svg:x2="7.477cm" svg:y2="2.921cm">
          <text:p/>
        </draw:line>
        <draw:line draw:style-name="gr1" draw:text-style-name="P1" draw:layer="layout" svg:x1="4.84cm" svg:y1="2.28cm" svg:x2="4.84cm" svg:y2="7.487cm">
          <text:p/>
        </draw:line>
        <draw:line draw:style-name="gr1" draw:text-style-name="P1" draw:layer="layout" svg:x1="2.321cm" svg:y1="4.84cm" svg:x2="7.528cm" svg:y2="4.84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16T22:57:20</meta:creation-date>
    <dc:date>2012-04-10T23:08:52</dc:date>
    <meta:editing-duration>PT21M59S</meta:editing-duration>
    <meta:editing-cycles>3</meta:editing-cycles>
    <meta:generator>LibreOffice/3.4$Unix LibreOffice_project/340m1$Build-402</meta:generator>
    <meta:document-statistic meta:object-count="14"/>
  </office:meta>
</office:document-meta>
</file>